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0"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2"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3"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34"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35"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36"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37"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38"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3689011981161347860"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33734405"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1819044936785205622"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4508112359831271552"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3135685879454060173"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2022275236649344056" text:style-name="L4">
        <text:list-item>
          <text:p text:style-name="P87">The grid can be filled with many different types of tiles, that provide bonuses or negatives to characters standing on them</text:p>
        </text:list-item>
        <text:list-item>
          <text:p text:style-name="P87"><text:soft-page-break/>Tile Types: Dirt, Tall Grass, Deep Water, Lava, Energy Pool</text:p>
          <text:list>
            <text:list-item>
              <text:p text:style-name="P87">Dirt: The most common tile, provides no bonuses</text:p>
            </text:list-item>
            <text:list-item>
              <text:p text:style-name="P87">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5891334055019854499"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3715428" text:continue-list="list2022275236649344056" text:style-name="L4">
        <text:list-header>
          <text:p text:style-name="P228">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5178061093470782800" text:style-name="L6">
        <text:list-item>
          <text:p text:style-name="P229"><text:soft-page-break/><text:span text:style-name="T4">The player can collect a multitude of weapons, armor and tools throughout their journey, as well as </text:span><text:span text:style-name="T4">earning gold.</text:span></text:p>
        </text:list-item>
        <text:list-item>
          <text:p text:style-name="P89">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4982373163491320306"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7409797703474904181" text:style-name="L8">
        <text:list-item>
          <text:p text:style-name="P91"><text:soft-page-break/>Cleave: Your melee attacks hit all characters in your front arc OR</text:p>
          <text:list>
            <text:list-item>
              <text:p text:style-name="P91">your melee attacks deal 3 physical damage to all characters in your front arc</text:p>
            </text:list-item>
          </text:list>
        </text:list-item>
        <text:list-item>
          <text:p text:style-name="P91">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2825320181431514453"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text:soft-page-break/>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8080818805653104140"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3715782" text:continue-list="list33734405" text:style-name="RTF_5f_Num_20_2">
        <text:list-item>
          <text:p text:style-name="P81">Abilities</text:p>
        </text:list-item>
        <text:list-item>
          <text:p text:style-name="P237">Charge: Move towards a target enemy within 3 tiles. At the end of the movement, perform a melee attack against them</text:p>
        </text:list-item>
        <text:list-item>
          <text:p text:style-name="P237">Taunt: Force all enemies within 3 tiles to move towards you and attack you on their next turn.</text:p>
        </text:list-item>
        <text:list-item>
          <text:p text:style-name="P237"><text:soft-page-break/>Shield Wall: Give yourself or an ally Stalwart for 1 turn.</text:p>
        </text:list-item>
        <text:list-item>
          <text:p text:style-name="P237">Leap Strike: Leap towards a target tile within 3 tiles. Deal low damage to all enemies within melee range at the end of the movement and knock them down.</text:p>
        </text:list-item>
        <text:list-item>
          <text:p text:style-name="P237">Overpower: Deal low damage and stun a target for 1 turn.</text:p>
        </text:list-item>
        <text:list-item>
          <text:p text:style-name="P237">Inspire: Give a target friendly character <text:s/>a low strength bonus for this combat.</text:p>
        </text:list-item>
        <text:list-item>
          <text:p text:style-name="P237">Rising Strike: Deal low damage to a target within melee. Increase the damage of subsequent rising strike attacks by 1 this combat.</text:p>
        </text:list-item>
        <text:list-item>
          <text:p text:style-name="P237">Bloodlust: Lose 3hp, gain 1 AP.</text:p>
        </text:list-item>
      </text:list>
      <text:p text:style-name="P9">Mage</text:p>
      <text:list xml:id="list33734458" text:continue-numbering="true" text:style-name="RTF_5f_Num_20_2">
        <text:list-item>
          <text:p text:style-name="P81">Abilities</text:p>
        </text:list-item>
        <text:list-item>
          <text:p text:style-name="P237">Meteor: Deal medium magical damage to all enemies in a 3x3 area.</text:p>
        </text:list-item>
        <text:list-item>
          <text:p text:style-name="P237">Fireball: Deal low magical <text:s/>damage to a target and apply 1 burning.</text:p>
        </text:list-item>
        <text:list-item>
          <text:p text:style-name="P237">Phase Shift: Swap positions with a target character</text:p>
        </text:list-item>
        <text:list-item>
          <text:p text:style-name="P237">Telekinesis: Target an ally or enemy, and teleport it to any position within 3 tiles</text:p>
        </text:list-item>
        <text:list-item>
          <text:p text:style-name="P237">Frostbolt: Deal low magical damage to an enemy and apply 1 pinned.</text:p>
        </text:list-item>
        <text:list-item>
          <text:p text:style-name="P237">Fire Atunement: Target a friendly character. For one turn, any damage it deals from abilities and attacks is considered magical damage.</text:p>
        </text:list-item>
        <text:list-item>
          <text:p text:style-name="P237">Blizzard: Summon a blizzard in a 3x3 area for 1. Characters who move through the area take low damage and are stunned.</text:p>
        </text:list-item>
        <text:list-item>
          <text:p text:style-name="P237">Black Hole: Summon a black hole at a target tile. All enemies within 3 tiles are immediately pulled towards it</text:p>
        </text:list-item>
      </text:list>
      <text:p text:style-name="P9">Ranger:</text:p>
      <text:list xml:id="list33725276" text:continue-numbering="true" text:style-name="RTF_5f_Num_20_2">
        <text:list-item>
          <text:p text:style-name="P81">Abilities</text:p>
        </text:list-item>
        <text:list-item>
          <text:p text:style-name="P237">Achillies Shot: Deal 1 damage to an enemy and apply 1 ‘Pinned’ (Pinned characters cannot move during there next turn).</text:p>
        </text:list-item>
        <text:list-item>
          <text:p text:style-name="P237">Overwatch: If an enemy moves within 5 tiles of this character, shoot at it for low damage</text:p>
        </text:list-item>
        <text:list-item>
          <text:p text:style-name="P237">Snipe: Deal 1 damage to an enemy. Infinite range</text:p>
        </text:list-item>
        <text:list-item>
          <text:p text:style-name="P237">Poison Arrow: Deal 1 damage. Apply 1 poison</text:p>
        </text:list-item>
        <text:list-item>
          <text:p text:style-name="P237">Impaling Bolt: Deal medium damage and knock the target backwards 3 tiles. If it collides with an enemy or an obstacle, it is stunned.</text:p>
        </text:list-item>
        <text:list-item>
          <text:p text:style-name="P237">Forest Medicine: Remove poison and bleeding from target character.</text:p>
        </text:list-item>
        <text:list-item>
          <text:p text:style-name="P237"><text:soft-page-break/>Rapid Fire: Spend all your AP. For each point spent, deal low damage to a target.</text:p>
        </text:list-item>
        <text:list-item>
          <text:p text:style-name="P237">Adrenaline: Gain 2 extra AP.</text:p>
        </text:list-item>
      </text:list>
      <text:p text:style-name="P9">Priest</text:p>
      <text:list xml:id="list33736566" text:continue-numbering="true" text:style-name="RTF_5f_Num_20_2">
        <text:list-item>
          <text:p text:style-name="P81">Abilities</text:p>
        </text:list-item>
        <text:list-item>
          <text:p text:style-name="P237">Envigorate: Give a target friendly character 2 AP.</text:p>
        </text:list-item>
        <text:list-item>
          <text:p text:style-name="P237">Lullaby: Put a target enemy to sleep for 2 turns.</text:p>
        </text:list-item>
        <text:list-item>
          <text:p text:style-name="P237">Fortify: Give a friendly target +5 block and stun immunity for 1 turn. Removes stunned.</text:p>
        </text:list-item>
        <text:list-item>
          <text:p text:style-name="P237">Chaos Bolt: Deal low damage and stun a target.</text:p>
        </text:list-item>
        <text:list-item>
          <text:p text:style-name="P237">Fear: Target character is unable to use abilties next turn.</text:p>
        </text:list-item>
        <text:list-item>
          <text:p text:style-name="P237">Haunting Barrier: Target friendly character gains low block. If an enemy attacks the friendly character, it is knocked down.</text:p>
        </text:list-item>
        <text:list-item>
          <text:p text:style-name="P237">Curse: Target enemy loses 2 strength and wisdom.</text:p>
        </text:list-item>
        <text:list-item>
          <text:p text:style-name="P237">Chilling Scream: All enemies within 5 tiles gain 2 less AP on their next turn.</text:p>
        </text:list-item>
        <text:list-item>
          <text:p text:style-name="P237">Nightmare: Deal low damage to a target. Does not remove sleeping.</text:p>
        </text:list-item>
        <text:list-item>
          <text:p text:style-name="P233">Engineer</text:p>
        </text:list-item>
        <text:list-item>
          <text:p text:style-name="P81">Abilities</text:p>
        </text:list-item>
        <text:list-item>
          <text:p text:style-name="P237">Flashbang Grenade. Stun all enemies in a 3x3 area.</text:p>
        </text:list-item>
        <text:list-item>
          <text:p text:style-name="P237">Shotgun blast: Deal low damage. If the target is within 2 tiles, deal high damage.</text:p>
        </text:list-item>
        <text:list-item>
          <text:p text:style-name="P237">Landmine: Place a landmine on a target square. If an enemy moves on or within 1 tile of the mine, the mine explodes deal medium damage in a 5x5 area.</text:p>
        </text:list-item>
        <text:list-item>
          <text:p text:style-name="P237">Mechanical Decoy: Place a mechanical decoy on a target square with low hp. The decoy cannot attack, but will lure enemies into attacking it.</text:p>
        </text:list-item>
        <text:list-item>
          <text:p text:style-name="P233">Rogue</text:p>
        </text:list-item>
        <text:list-item>
          <text:p text:style-name="P81">Abilities</text:p>
        </text:list-item>
        <text:list-item>
          <text:p text:style-name="P237">Poisonous (passive): This characters melee attakcs that reduce HP apply 1 poison.</text:p>
        </text:list-item>
        <text:list-item>
          <text:p text:style-name="P237">Poison Bomb: Apply 3 poison to ALL characters in a 3x3 area.</text:p>
        </text:list-item>
        <text:list-item>
          <text:p text:style-name="P237">Smoke bomb: Stun all characters within your melee range, Gain 1 barrier.</text:p>
        </text:list-item>
        <text:list-item>
          <text:p text:style-name="P237">Twin Strike: Deal low damage twice.</text:p>
        </text:list-item>
        <text:list-item>
          <text:p text:style-name="P237">Preparation: Your next ability costs 0 AP.</text:p>
        </text:list-item>
        <text:list-item>
          <text:p text:style-name="P237"><text:soft-page-break/>Kick to the Balls: Deal low damage and stun a character in melee.</text:p>
        </text:list-item>
        <text:list-item>
          <text:p text:style-name="P237">Chemical Reaction: Double a target characters current poison.</text:p>
        </text:list-item>
        <text:list-item>
          <text:p text:style-name="P237">Slice and Dice: Spend all your AP. Deal low damage to a target for each point spent.</text:p>
        </text:list-item>
        <text:list-item>
          <text:p text:style-name="P237">Stab and Run: Deal low damage to a enemy within your melee range. Your next move action costs 0 AP.</text:p>
        </text:list-item>
        <text:list-item>
          <text:p text:style-name="P237">Footwork: Gain 5 block. </text:p>
        </text:list-item>
      </text:list>
      <text:p text:style-name="P11">Basic Enemies</text:p>
      <text:p text:style-name="P10">Skeleton Necromancer:</text:p>
      <text:list xml:id="list33722714"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238">Summon Skeletons: Summons 2 weak skeleton warriors every 2 turns. towards the nearest enemy and melee attack it.</text:p>
        </text:list-item>
        <text:list-item>
          <text:p text:style-name="P238">Chaos Bolt: Deal low damage to an enemy and knock them down</text:p>
        </text:list-item>
        <text:list-item>
          <text:p text:style-name="P238">Inspire</text:p>
        </text:list-item>
      </text:list>
      <text:p text:style-name="P10">Skeleton Peasant:</text:p>
      <text:list xml:id="list33708571" text:continue-numbering="true" text:style-name="RTF_5f_Num_20_2">
        <text:list-item>
          <text:p text:style-name="P82">Stats: low hp, low damage, low mobility, simple melee attacker</text:p>
        </text:list-item>
        <text:list-item>
          <text:p text:style-name="P82">Abilities</text:p>
        </text:list-item>
        <text:list-item>
          <text:p text:style-name="P238">Strike</text:p>
        </text:list-item>
        <text:list-item>
          <text:p text:style-name="P232">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238">Lob Rock: Unlimited range. Deal 5 damage to all enemies in a 3x3 area.</text:p>
        </text:list-item>
      </text:list>
      <text:p text:style-name="P10">Skeleton Barbarian:</text:p>
      <text:list xml:id="list33724900"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238">Strike</text:p>
        </text:list-item>
        <text:list-item>
          <text:p text:style-name="P238"><text:soft-page-break/>Whirlwind: Strike all targets within your melee range</text:p>
        </text:list-item>
        <text:list-item>
          <text:p text:style-name="P238">Charge</text:p>
        </text:list-item>
        <text:list-item>
          <text:p text:style-name="P82">Passive Abilities:</text:p>
        </text:list-item>
        <text:list-item>
          <text:p text:style-name="P238">Enrage: </text:p>
        </text:list-item>
      </text:list>
      <text:p text:style-name="P10">Skeleton Archer:</text:p>
      <text:list xml:id="list7031377394369322849" text:style-name="L11">
        <text:list-item>
          <text:p text:style-name="P222">Stats: Medium hp, medium mobility, low damage</text:p>
        </text:list-item>
        <text:list-item>
          <text:p text:style-name="P222">Ai Logic: If no enemies are within shoot/achilles shot range, move towards closest enemy. If closest is achilies shot is off cooldown, use that, else just shoot. If this is in melee range of an enemy, move directly away, then shoot.</text:p>
        </text:list-item>
        <text:list-item>
          <text:p text:style-name="P222">Abilities:</text:p>
          <text:list>
            <text:list-item>
              <text:p text:style-name="P222">Shoot: Deal low physical damage to a target. Medium range.</text:p>
            </text:list-item>
            <text:list-item>
              <text:p text:style-name="P222">Achilles Shot.</text:p>
            </text:list-item>
          </text:list>
        </text:list-item>
      </text:list>
      <text:p text:style-name="P10">Orcish Warleader:</text:p>
      <text:list xml:id="list6358816716983225159" text:style-name="L12">
        <text:list-item>
          <text:p text:style-name="P223">Stats: High hp, medium mobility, medium damage</text:p>
        </text:list-item>
        <text:list-item>
          <text:p text:style-name="P223">Abilities: </text:p>
          <text:list>
            <text:list-item>
              <text:p text:style-name="P223">Embolden</text:p>
            </text:list-item>
            <text:list-item>
              <text:p text:style-name="P223"/>
            </text:list-item>
          </text:list>
        </text:list-item>
        <text:list-item>
          <text:p text:style-name="P223">Ai Logic:</text:p>
        </text:list-item>
      </text:list>
      <text:p text:style-name="P10">Stone Golem</text:p>
      <text:list xml:id="list33727704" text:continue-list="list33724900" text:style-name="RTF_5f_Num_20_2">
        <text:list-item>
          <text:p text:style-name="P82">Ai Logic</text:p>
        </text:list-item>
        <text:list-item>
          <text:p text:style-name="P238">Begins combat asleep with Envigorating Slumber. Once awoken, it will always move towards and attack the nearest enemy.</text:p>
        </text:list-item>
        <text:list-item>
          <text:p text:style-name="P82">Abilities</text:p>
        </text:list-item>
        <text:list-item>
          <text:p text:style-name="P238">Envigorating Slumber (passive)</text:p>
        </text:list-item>
        <text:list-item>
          <text:p text:style-name="P238">Strike</text:p>
        </text:list-item>
        <text:list-item>
          <text:p text:style-name="P232">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238"><text:soft-page-break/>Physical Immunity</text:p>
        </text:list-item>
        <text:list-item>
          <text:p text:style-name="P238">Strike</text:p>
        </text:list-item>
        <text:list-item>
          <text:p text:style-name="P238">Teleport</text:p>
        </text:list-item>
        <text:list-item>
          <text:p text:style-name="P238">Chilling Scream</text:p>
        </text:list-item>
        <text:list-item>
          <text:p text:style-name="P232">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238">Catious (passive)</text:p>
        </text:list-item>
        <text:list-item>
          <text:p text:style-name="P238">Strike</text:p>
        </text:list-item>
        <text:list-item>
          <text:p text:style-name="P238">Guard.</text:p>
        </text:list-item>
        <text:list-item>
          <text:p text:style-name="P232">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238">Shadow Sprint: Teleport to a target character. If its an enemy, deal low damage to them.</text:p>
        </text:list-item>
        <text:list-item>
          <text:p text:style-name="P238">Strike</text:p>
        </text:list-item>
        <text:list-item>
          <text:p text:style-name="P238">Guard.</text:p>
        </text:list-item>
        <text:list-item>
          <text:p text:style-name="P232">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238">Catious (passive)</text:p>
        </text:list-item>
        <text:list-item>
          <text:p text:style-name="P238">Strike</text:p>
        </text:list-item>
        <text:list-item>
          <text:p text:style-name="P238">Guard</text:p>
        </text:list-item>
      </text:list>
      <text:p text:style-name="P30"/>
      <text:p text:style-name="P26">Elite enemies</text:p>
      <text:list xml:id="list33725379" text:continue-numbering="true" text:style-name="RTF_5f_Num_20_2">
        <text:list-item>
          <text:p text:style-name="P232">Skeleton King</text:p>
        </text:list-item>
        <text:list-item>
          <text:p text:style-name="P82"><text:soft-page-break/>Stats: high damage, high health, high mobility</text:p>
        </text:list-item>
        <text:list-item>
          <text:p text:style-name="P82">Ai Logic</text:p>
        </text:list-item>
        <text:list-item>
          <text:p text:style-name="P82">Abilities</text:p>
        </text:list-item>
        <text:list-item>
          <text:p text:style-name="P238">Growing 5 (passive)</text:p>
        </text:list-item>
        <text:list-item>
          <text:p text:style-name="P238">Charge</text:p>
        </text:list-item>
        <text:list-item>
          <text:p text:style-name="P239">Overpower</text:p>
        </text:list-item>
      </text:list>
      <text:p text:style-name="P24"/>
      <text:p text:style-name="P26"/>
      <text:p text:style-name="P26"/>
      <text:p text:style-name="P26"/>
      <text:p text:style-name="P26">Encounters</text:p>
      <text:p text:style-name="P27">Shop</text:p>
      <text:list xml:id="list33704870" text:continue-list="list7031377394369322849" text:style-name="L11">
        <text:list-item>
          <text:p text:style-name="P222">Weapons/Items</text:p>
          <text:list>
            <text:list-item>
              <text:p text:style-name="P222">4 common items, 2 rare items and 2 epic item</text:p>
            </text:list-item>
          </text:list>
        </text:list-item>
      </text:list>
      <text:list xml:id="list741764988550032720" text:style-name="L13">
        <text:list-item>
          <text:p text:style-name="P224">Artifacts</text:p>
          <text:list>
            <text:list-item>
              <text:p text:style-name="P224">1 common, 1 uncommon, 1 rare</text:p>
            </text:list-item>
          </text:list>
        </text:list-item>
      </text:list>
      <text:list xml:id="list4944868001333602714" text:style-name="L14">
        <text:list-item>
          <text:p text:style-name="P225">Resurect Character</text:p>
          <text:list>
            <text:list-item>
              <text:p text:style-name="P225">100g starting fee, increases each time</text:p>
            </text:list-item>
          </text:list>
        </text:list-item>
        <text:list-item>
          <text:p text:style-name="P225">Services</text:p>
          <text:list>
            <text:list-item>
              <text:p text:style-name="P225">Remove affliction</text:p>
            </text:list-item>
            <text:list-item>
              <text:p text:style-name="P225">Remove item from inventory</text:p>
            </text:list-item>
          </text:list>
        </text:list-item>
      </text:list>
      <text:p text:style-name="P10">Rest Site</text:p>
      <text:list xml:id="list160379852961170981" text:style-name="L15">
        <text:list-item>
          <text:p text:style-name="P226">Option 1: Rest in Shifts</text:p>
          <text:list>
            <text:list-item>
              <text:p text:style-name="P226">Heal all characters 30% of their total health</text:p>
            </text:list-item>
          </text:list>
        </text:list-item>
        <text:list-item>
          <text:p text:style-name="P226">Option 1: Guarded Snooze</text:p>
          <text:list>
            <text:list-item>
              <text:p text:style-name="P226">Choose a character to heal to 100% hp</text:p>
            </text:list-item>
          </text:list>
        </text:list-item>
      </text:list>
      <text:list xml:id="list8531966782423711874" text:style-name="L16">
        <text:list-item>
          <text:p text:style-name="P227">Option 2: Level up a character</text:p>
          <text:list>
            <text:list-item>
              <text:p text:style-name="P227">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1750801402445285146"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288377534466636714" text:style-name="L18">
        <text:list-item>
          <text:p text:style-name="P96">Telekinesis: Target any character, and teleport it up to 3 tiles in any direction.</text:p>
        </text:list-item>
        <text:list-item>
          <text:p text:style-name="P234">Fireball: Deal low damage to a target and apply 1 burning.</text:p>
        </text:list-item>
        <text:list-item>
          <text:p text:style-name="P234"><text:soft-page-break/>Meteor: Deal medium damage to all characters in a 3x3 area.</text:p>
        </text:list-item>
        <text:list-item>
          <text:p text:style-name="P234">Frostbolt: Deal low damage and apply 1 pinned.</text:p>
        </text:list-item>
      </text:list>
      <text:p text:style-name="P18">Ranger:</text:p>
      <text:list xml:id="list4766960975651341877" text:style-name="L19">
        <text:list-item>
          <text:p text:style-name="P235">Shoot: Deal low damage to a target enemy.</text:p>
        </text:list-item>
        <text:list-item>
          <text:p text:style-name="P235">Impaling bolt: Deal low damage to an enemy and knock them back 3 tiles. If they collide with an enemy or obstacle, they take low damage again and are stunned.</text:p>
        </text:list-item>
        <text:list-item>
          <text:p text:style-name="P235">Forest Medicine: Target friendly character gains 5 block. Removes bleeding and poison.</text:p>
        </text:list-item>
        <text:list-item>
          <text:p text:style-name="P235">Rapid Fire</text:p>
        </text:list-item>
      </text:list>
      <text:p text:style-name="P18">Priest:</text:p>
      <text:list xml:id="list498627340527876387" text:style-name="L20">
        <text:list-item>
          <text:p text:style-name="P236">Nightmare: Apply 2 sleeping to a target enemy.</text:p>
        </text:list-item>
        <text:list-item>
          <text:p text:style-name="P236">Envigorate: Target friendly character gains 2 AP. Removes stunned</text:p>
        </text:list-item>
        <text:list-item>
          <text:p text:style-name="P236">Void bomb. Deal medium damage and stun a target.</text:p>
        </text:list-item>
        <text:list-item>
          <text:p text:style-name="P236">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4511162644147772240"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1750977336791603646"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text:soft-page-break/>Mohammed</text:p>
        </text:list-item>
        <text:list-item>
          <text:p text:style-name="P36">Poseidon</text:p>
        </text:list-item>
        <text:list-item>
          <text:p text:style-name="P36">Artemis (ranger)</text:p>
        </text:list-item>
      </text:list>
      <text:p text:style-name="P1"/>
      <text:p text:style-name="P3">Evil Characters</text:p>
      <text:list xml:id="list8947197370671982974"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949062545103636415"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5262340985664080385"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33729117" text:continue-list="list949062545103636415"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193639665345885545" text:style-name="L26">
        <text:list-item>
          <text:p text:style-name="P40">Mjolnir Cleave</text:p>
          <text:list>
            <text:list-item>
              <text:p text:style-name="P40">Whirlwind</text:p>
            </text:list-item>
          </text:list>
        </text:list-item>
      </text:list>
      <text:list xml:id="list4558136685184497987" text:style-name="L27">
        <text:list-item>
          <text:p text:style-name="P41">Chain Lightning</text:p>
          <text:list>
            <text:list-item>
              <text:p text:style-name="P41">Deal low magical damage to an enemy. Jumps to a random enemy within 2 tiles up to 3 <text:soft-page-break/>times</text:p>
            </text:list-item>
          </text:list>
        </text:list-item>
      </text:list>
      <text:list xml:id="list86770310344756566"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33717936" text:continue-list="list33729117" text:style-name="L24">
        <text:list-item>
          <text:p text:style-name="P38">Spell Caster</text:p>
        </text:list-item>
        <text:list-item>
          <text:p text:style-name="P38">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4855731448588891382" text:style-name="L29">
        <text:list-item>
          <text:p text:style-name="P240">Chi Beam : Fireball</text:p>
        </text:list-item>
        <text:list-item>
          <text:p text:style-name="P240">Telekinesis</text:p>
        </text:list-item>
        <text:list-item>
          <text:p text:style-name="P240">Chi Bomb: Meteor</text:p>
        </text:list-item>
        <text:list-item>
          <text:p text:style-name="P240">Pacify</text:p>
        </text:list-item>
      </text:list>
      <text:p text:style-name="P1"/>
      <text:p text:style-name="P31">Ideas on how to fix the combat System</text:p>
      <text:p text:style-name="P32"/>
      <text:p text:style-name="P1">Problems with current combat</text:p>
      <text:p text:style-name="P1"/>
      <text:list xml:id="list33734193" text:continue-list="list33717936"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6782831227742075085"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5970047864412510019"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text:soft-page-break/>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1828053948659416872"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6400863417382989456"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2370379211369342543"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1002323076084063550"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8693481375500095941"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7153283283589167448" text:style-name="L37">
        <text:list-item>
          <text:p text:style-name="P51">Ai Logic</text:p>
          <text:list>
            <text:list-item>
              <text:p text:style-name="P51">Defensive and Evasive. Prioritises supporting allies with heal/invigorate. </text:p>
            </text:list-item>
            <text:list-item>
              <text:p text:style-name="P51"><text:soft-page-break/>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2107657114904991486" text:style-name="L38">
        <text:list-item>
          <text:p text:style-name="P52">Abilities</text:p>
          <text:list>
            <text:list-item>
              <text:p text:style-name="P52">Thorns(passive) 3: </text:p>
            </text:list-item>
            <text:list-item>
              <text:p text:style-name="P52">Barrier</text:p>
            </text:list-item>
            <text:list-item>
              <text:p text:style-name="P52">Inspire</text:p>
            </text:list-item>
          </text:list>
        </text:list-item>
      </text:list>
      <text:list xml:id="list3077052718691113967"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2987278258332738"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8776517888784996586"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775104228355293798"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2325655913837281816"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8007583985763714327" text:style-name="L44">
        <text:list-item>
          <text:p text:style-name="P58"><text:soft-page-break/>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298765262183330095" text:style-name="L45">
        <text:list-item>
          <text:p text:style-name="P59">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4163396310942006006"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4970243053973899573"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7887483598336317730"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9144977205951810372"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8854266722198502881" text:style-name="L50">
        <text:list-item>
          <text:p text:style-name="P64">Ai logic</text:p>
          <text:list>
            <text:list-item>
              <text:p text:style-name="P64">logical targeting. Targets enemies in range by priority: most vulnerable &gt; lowest current hp &gt; <text:soft-page-break/>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2500221961542128182"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7776185268522133538" text:style-name="L52">
        <text:list-item>
          <text:p text:style-name="P66">Abilities</text:p>
          <text:list>
            <text:list-item>
              <text:p text:style-name="P66">Projectile Vomit: Deal 3 damage and apply 3 poison to all enemies in a 3x3 area.</text:p>
            </text:list-item>
            <text:list-item>
              <text:p text:style-name="P66">Poison Bolt: Deal 5 damage and apply 1 poison to an enemy</text:p>
            </text:list-item>
          </text:list>
        </text:list-item>
      </text:list>
      <text:p text:style-name="P4">Red Slime</text:p>
      <text:list xml:id="list2354874241668216099"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8862346416992335661"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7998653839356072219" text:style-name="L55">
        <text:list-item>
          <text:p text:style-name="P69">Pinning Shot</text:p>
        </text:list-item>
        <text:list-item>
          <text:p text:style-name="P69">Impaling bolt</text:p>
        </text:list-item>
      </text:list>
      <text:p text:style-name="P4"/>
      <text:p text:style-name="P4">Rock golem</text:p>
      <text:p text:style-name="P4">- 3x sentries</text:p>
      <text:list xml:id="list925808476036014134"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8585699347986788457"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6977350649893004600"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text:soft-page-break/>Buy Relics</text:p>
              <text:list>
                <text:list-item>
                  <text:p text:style-name="P72">1 common, 1 rare, 1 epic</text:p>
                </text:list-item>
              </text:list>
            </text:list-item>
          </text:list>
        </text:list-item>
      </text:list>
      <text:list xml:id="list4044367384420585782" text:style-name="L59">
        <text:list-item>
          <text:p text:style-name="P73">Buy Consumables</text:p>
          <text:list>
            <text:list-item>
              <text:p text:style-name="P73">3 different options</text:p>
            </text:list-item>
          </text:list>
        </text:list-item>
      </text:list>
      <text:p text:style-name="P4"/>
      <text:p text:style-name="P4">New armor/items system</text:p>
      <text:list xml:id="list1280199984457404742"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7743896883932559161"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1805842644735241405"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text:soft-page-break/>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3764578455336899182"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67637579146697569"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ext:soft-page-break/>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ext:soft-page-break/>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ext:soft-page-break/>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33710404" text:continue-list="list3135685879454060173"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text:soft-page-break/>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4366532312452334913"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6595962447281202538" text:style-name="L66">
        <text:list-item>
          <text:p text:style-name="P98">Engineer</text:p>
        </text:list-item>
        <text:list-item>
          <text:p text:style-name="P98">Warlock</text:p>
        </text:list-item>
        <text:list-item>
          <text:p text:style-name="P98"><text:soft-page-break/>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7348471474682230942"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8014753002020790399" text:style-name="L68">
        <text:list-item>
          <text:p text:style-name="P100">Protective Drone</text:p>
          <text:list>
            <text:list-item>
              <text:p text:style-name="P100">AP 2, CD 2, Range 3: Give an ally 8 block</text:p>
            </text:list-item>
          </text:list>
        </text:list-item>
      </text:list>
      <text:list xml:id="list4477331156517609019" text:style-name="L69">
        <text:list-item>
          <text:p text:style-name="P101">Frag Grenade</text:p>
          <text:list>
            <text:list-item>
              <text:p text:style-name="P101">AP 3, CD 3 Range 2: Deal 7 damage to all characters in a 3x3 area</text:p>
            </text:list-item>
          </text:list>
        </text:list-item>
      </text:list>
      <text:list xml:id="list6694552931312997110"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3019906024803937380" text:style-name="L71">
        <text:list-item>
          <text:p text:style-name="P103">Chain lightning</text:p>
          <text:list>
            <text:list-item>
              <text:p text:style-name="P103"><text:soft-page-break/>AP 3, CD 2, range 2: Deal 3 magic damage to an enemy. Jumps to adjacent enemies up to 3 more times.</text:p>
            </text:list-item>
          </text:list>
        </text:list-item>
      </text:list>
      <text:list xml:id="list7112874384690444944" text:style-name="L72">
        <text:list-item>
          <text:p text:style-name="P104">Primal Rage</text:p>
          <text:list>
            <text:list-item>
              <text:p text:style-name="P104">AP 1, CD 3, range 2: Give a friendly character +3 strength for one turn.</text:p>
            </text:list-item>
          </text:list>
        </text:list-item>
      </text:list>
      <text:list xml:id="list7898485826863196052"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5640292661267615862"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5695349669005852627" text:style-name="L75">
        <text:list-item>
          <text:p text:style-name="P107">Primal Blast</text:p>
          <text:list>
            <text:list-item>
              <text:p text:style-name="P107">AP1: CD 3, Range 2: Deal 3 magic damage and 3 physical damage to a target</text:p>
            </text:list-item>
          </text:list>
        </text:list-item>
        <text:list-item>
          <text:p text:style-name="P107">Shattering Blow</text:p>
          <text:list>
            <text:list-item>
              <text:p text:style-name="P107">Remove a targets block, then deal 5 physical damage.</text:p>
            </text:list-item>
          </text:list>
        </text:list-item>
      </text:list>
      <text:list xml:id="list1515176181481743130" text:style-name="L76">
        <text:list-item>
          <text:p text:style-name="P108">Spirit Guardian</text:p>
          <text:list>
            <text:list-item>
              <text:p text:style-name="P108">AP 3, CD 4, range 2: Give a target +8 block and 1 rune</text:p>
            </text:list-item>
          </text:list>
        </text:list-item>
      </text:list>
      <text:list xml:id="list4899401317967223565" text:style-name="L77">
        <text:list-item>
          <text:p text:style-name="P109">Surge</text:p>
          <text:list>
            <text:list-item>
              <text:p text:style-name="P109">AP 3, CD 4, range 2: Target ally gains AP equal to their max AP.</text:p>
            </text:list-item>
          </text:list>
        </text:list-item>
      </text:list>
      <text:list xml:id="list8211825786416306205"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4788216767064182850" text:style-name="L79">
        <text:list-item>
          <text:p text:style-name="P111"><text:soft-page-break/>Smash</text:p>
        </text:list-item>
        <text:list-item>
          <text:p text:style-name="P111">Lightning Shield OR </text:p>
        </text:list-item>
        <text:list-item>
          <text:p text:style-name="P111">Thick Of The Fight (passive)</text:p>
        </text:list-item>
      </text:list>
      <text:p text:style-name="P14">Talents</text:p>
      <text:p text:style-name="P14">Tier 1</text:p>
      <text:list xml:id="list870676478747367416" text:style-name="L80">
        <text:list-item>
          <text:p text:style-name="P112">Electrical Discharge</text:p>
        </text:list-item>
        <text:list-item>
          <text:p text:style-name="P112">Chain Lightning</text:p>
        </text:list-item>
      </text:list>
      <text:p text:style-name="P14">Tier 2</text:p>
      <text:list xml:id="list6190450728203915284" text:style-name="L81">
        <text:list-item>
          <text:p text:style-name="P113">Primal Rage</text:p>
        </text:list-item>
        <text:list-item>
          <text:p text:style-name="P113">Primal Blast</text:p>
        </text:list-item>
      </text:list>
      <text:p text:style-name="P14">Tier 3</text:p>
      <text:list xml:id="list713975358643012558" text:style-name="L82">
        <text:list-item>
          <text:p text:style-name="P114">Spirit Guardian</text:p>
        </text:list-item>
        <text:list-item>
          <text:p text:style-name="P114">Surge</text:p>
        </text:list-item>
      </text:list>
      <text:p text:style-name="P11">Ranger</text:p>
      <text:p text:style-name="P14">Ability Ideas</text:p>
      <text:list xml:id="list33705705" text:continue-list="list3019906024803937380" text:style-name="L71">
        <text:list-item>
          <text:p text:style-name="P103">Forest Medicine</text:p>
          <text:list>
            <text:list-item>
              <text:p text:style-name="P103">AP 3, CD 3, range 3: Give an ally 8 block. Removes poison.</text:p>
            </text:list-item>
          </text:list>
        </text:list-item>
      </text:list>
      <text:list xml:id="list5466059637592108045" text:style-name="L83">
        <text:list-item>
          <text:p text:style-name="P115">Snipe</text:p>
          <text:list>
            <text:list-item>
              <text:p text:style-name="P115">AP 2: CD 1, range 7: Deal 2 damage to a target</text:p>
            </text:list-item>
          </text:list>
        </text:list-item>
      </text:list>
      <text:list xml:id="list370416029929709255"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3706133" text:continue-list="list33705705" text:style-name="L71">
        <text:list-item>
          <text:p text:style-name="P103">Corruption</text:p>
          <text:list>
            <text:list-item>
              <text:p text:style-name="P103">AP 0, CD 1, range 3: Apply 1 poison to a target</text:p>
            </text:list-item>
          </text:list>
        </text:list-item>
      </text:list>
      <text:list xml:id="list3696756891861572790" text:style-name="L85">
        <text:list-item>
          <text:p text:style-name="P117">Soul Drain</text:p>
          <text:list>
            <text:list-item>
              <text:p text:style-name="P117">AP2:CD 3, range 2: Apply 1 weakened and 1 vulnerable to a target.</text:p>
            </text:list-item>
          </text:list>
        </text:list-item>
      </text:list>
      <text:list xml:id="list1542497731969481270" text:style-name="L86">
        <text:list-item>
          <text:p text:style-name="P118">Chaos Bolt</text:p>
          <text:list>
            <text:list-item>
              <text:p text:style-name="P118"><text:soft-page-break/>AP 3: CD 3, range 3: Deal 6 magic damage and apply knockdown</text:p>
            </text:list-item>
          </text:list>
        </text:list-item>
      </text:list>
      <text:list xml:id="list3016978608077501966"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3126233723762520661" text:style-name="L88">
        <text:list-item>
          <text:p text:style-name="P120">Blight</text:p>
          <text:list>
            <text:list-item>
              <text:p text:style-name="P120">Appl 2 'Vulnerable' to a target</text:p>
            </text:list-item>
          </text:list>
        </text:list-item>
      </text:list>
      <text:list xml:id="list2370289749485526614" text:style-name="L89">
        <text:list-item>
          <text:p text:style-name="P121">Life Leech</text:p>
          <text:list>
            <text:list-item>
              <text:p text:style-name="P121">Deal 5 damage to an enemy: Gain block equal to the damage dealt.</text:p>
            </text:list-item>
          </text:list>
        </text:list-item>
      </text:list>
      <text:list xml:id="list4642917472682369431" text:style-name="L90">
        <text:list-item>
          <text:p text:style-name="P122">Hellfire</text:p>
          <text:list>
            <text:list-item>
              <text:p text:style-name="P122">AP 0, CD 1, range 0: Lose 3HP. Deal 6 magic damage to all adjacent characters</text:p>
            </text:list-item>
          </text:list>
        </text:list-item>
      </text:list>
      <text:list xml:id="list1905445341430568547"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8204955990467029876" text:style-name="L92">
        <text:list-item>
          <text:p text:style-name="P124">Demonic Speed</text:p>
          <text:list>
            <text:list-item>
              <text:p text:style-name="P124">give an ally +1 mobility for one turn</text:p>
            </text:list-item>
          </text:list>
        </text:list-item>
      </text:list>
      <text:list xml:id="list2013864152074452383" text:style-name="L93">
        <text:list-item>
          <text:p text:style-name="P125">Energy Leech</text:p>
          <text:list>
            <text:list-item>
              <text:p text:style-name="P125">Target character suffers -2AP. Gain +2 AP</text:p>
            </text:list-item>
          </text:list>
        </text:list-item>
      </text:list>
      <text:list xml:id="list8519283845057627092"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933960837276090998"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5691124187763105036"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4997431074271898706"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knock back</text:p>
                </text:list-item>
                <text:list-item>
                  <text:p text:style-name="P129">apply vulnerable, etc</text:p>
                </text:list-item>
              </text:list>
            </text:list-item>
          </text:list>
        </text:list-item>
      </text:list>
      <text:list xml:id="list2941914474776003458"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2320946660974429159"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7193823147445546106"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ext:soft-page-break/>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3409142654627921487"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3188501451025606697"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New Tiles/ Objects on tiles system</text:p>
      <text:list xml:id="list4520044990608238957"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3972996455829148038"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5547824457450616319" text:style-name="L105">
        <text:list-item>
          <text:p text:style-name="P137"><text:soft-page-break/>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1989122052945713238"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919955790342922113"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4">RANDOM GAME IDEA</text:p>
      <text:list xml:id="list5114539861542262380"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7858004116486921669"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6990913128024204512"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text:soft-page-break/>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1345197831210871959" text:style-name="L111">
        <text:list-header>
          <text:p text:style-name="P143"/>
        </text:list-header>
      </text:list>
      <text:p text:style-name="P14">Rogue changes and updates</text:p>
      <text:list xml:id="list1680264914775125119"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869054382915538667" text:style-name="L113">
        <text:list-item>
          <text:p text:style-name="P145"><text:soft-page-break/>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1998783168329698120"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2492668532904458982"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1787917254925024384"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xt:soft-page-break/>Teleport: </text:p>
            </text:list-item>
            <text:list-item>
              <text:p text:style-name="P148">Phase Shift Y1</text:p>
            </text:list-item>
          </text:list>
        </text:list-item>
      </text:list>
      <text:p text:style-name="P14"/>
      <text:p text:style-name="P14"><text:tab/></text:p>
      <text:p text:style-name="P14">Priest changes and updates</text:p>
      <text:list xml:id="list4013423491775150902"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33734815"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278322003309535374" text:style-name="L118">
        <text:list-item>
          <text:p text:style-name="P150">Staff of Rah: Your skill abilities cost 1 less AP (but not less then 1)</text:p>
        </text:list-item>
      </text:list>
      <text:p text:style-name="P14"/>
      <text:p text:style-name="P14"><text:soft-page-break/>Play Test Notes 16/9/2019</text:p>
      <text:list xml:id="list3452282375605076430"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1306933956704470002"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4741528235761559819" text:style-name="L121">
        <text:list-item>
          <text:p text:style-name="P153">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8002641979229312784"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1696388644465069905" text:style-name="L123">
        <text:list-item>
          <text:p text:style-name="P155">Flanking</text:p>
          <text:list>
            <text:list-item>
              <text:p text:style-name="P155">flanking is no longer a thing (for now)</text:p>
            </text:list-item>
          </text:list>
        </text:list-item>
      </text:list>
      <text:list xml:id="list21542621177250777" text:style-name="L124">
        <text:list-item>
          <text:p text:style-name="P156">Tile Changes</text:p>
          <text:list>
            <text:list-item>
              <text:p text:style-name="P156"><text:soft-page-break/>Camoflage reworked</text:p>
            </text:list-item>
            <text:list-item>
              <text:p text:style-name="P156">Tree tiles now block LoS</text:p>
            </text:list-item>
          </text:list>
        </text:list-item>
      </text:list>
      <text:list xml:id="list7416526701979292159" text:style-name="L125">
        <text:list-item>
          <text:p text:style-name="P157">LoS</text:p>
          <text:list>
            <text:list-item>
              <text:p text:style-name="P157">LoS is now a thing. Scripts and rules on this can be copied from the scifi game project.</text:p>
            </text:list-item>
          </text:list>
        </text:list-item>
      </text:list>
      <text:list xml:id="list7698120007947557459"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3631323264194835255" text:style-name="L127">
        <text:list-item>
          <text:list>
            <text:list-item>
              <text:p text:style-name="P159">Strength</text:p>
              <text:list>
                <text:list-item>
                  <text:p text:style-name="P159">Now only increases physical damage</text:p>
                </text:list-item>
              </text:list>
            </text:list-item>
          </text:list>
        </text:list-item>
      </text:list>
      <text:list xml:id="list5019644484536454745"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1056835884650615884" text:style-name="L129">
        <text:list-item>
          <text:p text:style-name="P161">Weakened (exhausted)</text:p>
          <text:list>
            <text:list-item>
              <text:p text:style-name="P161">Reduces all damage dealt by attacks by 50%</text:p>
            </text:list-item>
          </text:list>
        </text:list-item>
      </text:list>
      <text:list xml:id="list3636720077706750679" text:style-name="L130">
        <text:list-item>
          <text:p text:style-name="P162">Blind</text:p>
          <text:list>
            <text:list-item>
              <text:p text:style-name="P162">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697497501767712521"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4749678804241243317" text:style-name="L132">
        <text:list-item>
          <text:p text:style-name="P164">Slippery</text:p>
          <text:list>
            <text:list-item>
              <text:p text:style-name="P164">New passive</text:p>
            </text:list-item>
            <text:list-item>
              <text:p text:style-name="P164"><text:soft-page-break/>a character with slippery is immune to free strikes</text:p>
            </text:list-item>
          </text:list>
        </text:list-item>
      </text:list>
      <text:list xml:id="list500112955272279272"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5699844954949883341"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3902939483017852175"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4166037103715504286"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text:soft-page-break/>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271150389719478516"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3571644160452746127"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3811667513250106612"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text:soft-page-break/>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6221447585978912710"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Some abilities should be replaced/modified</text:p>
          <text:list>
            <text:list-item>
              <text:p text:style-name="P172">rogue 'preparation'</text:p>
            </text:list-item>
            <text:list-item>
              <text:p text:style-name="P172">warrior 'whirlwind'</text:p>
            </text:list-item>
          </text:list>
        </text:list-item>
      </text:list>
      <text:list xml:id="list1010118530760602227"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text:soft-page-break/>Smoke Bomb: Gain camoflage. Apply 1 exhausted to all adjacent enemies</text:p>
                </text:list-item>
              </text:list>
            </text:list-item>
          </text:list>
        </text:list-item>
      </text:list>
      <text:p text:style-name="P13">Final Item List</text:p>
      <text:p text:style-name="P13">New items</text:p>
      <text:list xml:id="list4488840050382624609" text:style-name="L142">
        <text:list-item>
          <text:p text:style-name="P174">Staff of Rah</text:p>
          <text:list>
            <text:list-item>
              <text:p text:style-name="P174">Epic: Your skills cost 1 less (but no less then 0)</text:p>
            </text:list-item>
          </text:list>
        </text:list-item>
      </text:list>
      <text:list xml:id="list4648473180328608426" text:style-name="L143">
        <text:list-item>
          <text:p text:style-name="P175">Kali's Dagger</text:p>
          <text:list>
            <text:list-item>
              <text:p text:style-name="P175">Epic: Your attacks cost 1 less (but no less then 0)</text:p>
            </text:list-item>
          </text:list>
        </text:list-item>
      </text:list>
      <text:list xml:id="list2059045897432238828" text:style-name="L144">
        <text:list-item>
          <text:p text:style-name="P176">Truesight Goggles</text:p>
          <text:list>
            <text:list-item>
              <text:p text:style-name="P176">Ignore stealth and camolfage when attacking</text:p>
            </text:list-item>
          </text:list>
        </text:list-item>
      </text:list>
      <text:list xml:id="list4180290478214944706" text:style-name="L145">
        <text:list-item>
          <text:p text:style-name="P177">Hellguard Boots</text:p>
          <text:list>
            <text:list-item>
              <text:p text:style-name="P177">+1 initiative during the first turn</text:p>
            </text:list-item>
          </text:list>
        </text:list-item>
      </text:list>
      <text:list xml:id="list3913210827987345838" text:style-name="L146">
        <text:list-item>
          <text:p text:style-name="P178">Momentum Boots</text:p>
          <text:list>
            <text:list-item>
              <text:p text:style-name="P178">+1 Initiative</text:p>
            </text:list-item>
          </text:list>
        </text:list-item>
      </text:list>
      <text:list xml:id="list4212924521942083178" text:style-name="L147">
        <text:list-item>
          <text:p text:style-name="P179">Focus Staff</text:p>
          <text:list>
            <text:list-item>
              <text:p text:style-name="P179">Increase the range of your 'Skill' abilities by 1</text:p>
            </text:list-item>
          </text:list>
        </text:list-item>
      </text:list>
      <text:list xml:id="list6686389240292960606" text:style-name="L148">
        <text:list-item>
          <text:p text:style-name="P180">Thinking Cap</text:p>
          <text:list>
            <text:list-item>
              <text:p text:style-name="P180">+1 wisdom</text:p>
            </text:list-item>
          </text:list>
        </text:list-item>
      </text:list>
      <text:p text:style-name="P13">Old items</text:p>
      <text:list xml:id="list3287375749886729849" text:style-name="L149">
        <text:list-item>
          <text:p text:style-name="P181">Acid Vial</text:p>
          <text:list>
            <text:list-item>
              <text:p text:style-name="P181">Your melee attacks that reduce health also apply 1 poison</text:p>
            </text:list-item>
          </text:list>
        </text:list-item>
      </text:list>
      <text:list xml:id="list1951835165050398316" text:style-name="L150">
        <text:list-item>
          <text:p text:style-name="P182">Cocaine</text:p>
          <text:list>
            <text:list-item>
              <text:p text:style-name="P182">Start combat with +2 AP </text:p>
            </text:list-item>
          </text:list>
        </text:list-item>
      </text:list>
      <text:list xml:id="list6978003014187185414" text:style-name="L151">
        <text:list-item>
          <text:p text:style-name="P183">Copper Plate</text:p>
          <text:list>
            <text:list-item>
              <text:p text:style-name="P183">Start combat with +5 block</text:p>
            </text:list-item>
          </text:list>
        </text:list-item>
      </text:list>
      <text:list xml:id="list2018051717570067991" text:style-name="L152">
        <text:list-item>
          <text:p text:style-name="P184">Crystal Fragment</text:p>
          <text:list>
            <text:list-item>
              <text:p text:style-name="P184">+1 Energy</text:p>
            </text:list-item>
          </text:list>
        </text:list-item>
      </text:list>
      <text:list xml:id="list8451486906552002918" text:style-name="L153">
        <text:list-item>
          <text:p text:style-name="P185">Elven Cloak</text:p>
          <text:list>
            <text:list-item>
              <text:p text:style-name="P185">Stealth</text:p>
            </text:list-item>
          </text:list>
        </text:list-item>
      </text:list>
      <text:list xml:id="list7385152584832613900" text:style-name="L154">
        <text:list-item>
          <text:p text:style-name="P186"><text:soft-page-break/>Elven Slippers</text:p>
          <text:list>
            <text:list-item>
              <text:p text:style-name="P186">+1 mobility</text:p>
            </text:list-item>
          </text:list>
        </text:list-item>
      </text:list>
      <text:list xml:id="list262741506982891200" text:style-name="L155">
        <text:list-item>
          <text:p text:style-name="P187">Orcish War Paint</text:p>
          <text:list>
            <text:list-item>
              <text:p text:style-name="P187">+1 Enrage</text:p>
            </text:list-item>
          </text:list>
        </text:list-item>
      </text:list>
      <text:list xml:id="list7582743555109118777" text:style-name="L156">
        <text:list-item>
          <text:p text:style-name="P188">Rusty Sword</text:p>
          <text:list>
            <text:list-item>
              <text:p text:style-name="P188">+1 Strength</text:p>
            </text:list-item>
          </text:list>
        </text:list-item>
      </text:list>
      <text:list xml:id="list9049623187772662088" text:style-name="L157">
        <text:list-item>
          <text:p text:style-name="P189">Wizard Hat</text:p>
          <text:list>
            <text:list-item>
              <text:p text:style-name="P189">+1 wisdom</text:p>
            </text:list-item>
          </text:list>
        </text:list-item>
      </text:list>
      <text:list xml:id="list3745584503153107866" text:style-name="L158">
        <text:list-item>
          <text:p text:style-name="P190">Simple Shield</text:p>
          <text:list>
            <text:list-item>
              <text:p text:style-name="P190">+2 cautious (on activation end, gain +2 block)</text:p>
            </text:list-item>
          </text:list>
        </text:list-item>
      </text:list>
      <text:list xml:id="list7801074823926521095" text:style-name="L159">
        <text:list-item>
          <text:p text:style-name="P191">Spiked Carapce</text:p>
          <text:list>
            <text:list-item>
              <text:p text:style-name="P191">+1 thorns</text:p>
            </text:list-item>
          </text:list>
        </text:list-item>
      </text:list>
      <text:list xml:id="list4804784643455864754" text:style-name="L160">
        <text:list-item>
          <text:p text:style-name="P192">Steroids</text:p>
          <text:list>
            <text:list-item>
              <text:p text:style-name="P192">+1 Growing (on activation end, gain +1 strength)</text:p>
            </text:list-item>
          </text:list>
        </text:list-item>
      </text:list>
      <text:p text:style-name="P17">New Camp Site Ideas</text:p>
      <text:list xml:id="list5179499229417613494"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250705895107166288" text:style-name="L162">
        <text:list-item>
          <text:p text:style-name="P194">Instead of Artifacts, players can receive blessings and curses known as 'States'</text:p>
        </text:list-item>
        <text:list-item>
          <text:p text:style-name="P194"><text:soft-page-break/>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3693172286216221833"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4127149724820567428" text:style-name="L164">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text:soft-page-break/>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2614097093782815605"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8244865338265427086"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3360726937892184341" text:style-name="L167">
        <text:list-item>
          <text:p text:style-name="P199">Strike</text:p>
        </text:list-item>
        <text:list-item>
          <text:p text:style-name="P199">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text:soft-page-break/>New Elite: The Twin Guardians</text:p>
      <text:list xml:id="list6671803267952501787"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887309829425290271"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6113660945317242188"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461926110243777048" text:style-name="L171">
        <text:list-item>
          <text:p text:style-name="P203">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text:soft-page-break/>“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text:soft-page-break/>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text:soft-page-break/>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6784355399289595388" text:style-name="L172">
        <text:list-header>
          <text:p text:style-name="P241">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
      <text:p text:style-name="P29"/>
      <text:p text:style-name="P29">Story Event Implementation Notes</text:p>
      <text:p text:style-name="P29"><text:s/>New Scripts</text:p>
      <text:list xml:id="list7029129511401526461" text:style-name="L173">
        <text:list-item>
          <text:p text:style-name="P242"><text:soft-page-break/>StoryEventManager</text:p>
        </text:list-item>
      </text:list>
      <text:p text:style-name="P29"/>
      <text:p text:style-name="P13">New World Map Design and Code Notes</text:p>
      <text:list xml:id="list8592008801700557884"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3828515823461197602"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7203657786980314758"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7262591197186454114" text:style-name="L177">
        <text:list-item>
          <text:p text:style-name="P207">Encounter button</text:p>
          <text:list>
            <text:list-item>
              <text:p text:style-name="P207">encounter type</text:p>
            </text:list-item>
            <text:list-item>
              <text:p text:style-name="P207">List &lt;WorldEncounter&gt; connections</text:p>
              <text:list>
                <text:list-item>
                  <text:p text:style-name="P207">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text:soft-page-break/>World Map Set up ideas</text:p>
      <text:list xml:id="list8448317753377841547"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7459805456237767958" text:style-name="L179">
        <text:list-item>
          <text:p text:style-name="P230">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2847930665655382422"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1477473959626743456" text:style-name="L181">
        <text:list-item>
          <text:p text:style-name="P231">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6046123762361537498" text:style-name="L182">
        <text:list-item>
          <text:p text:style-name="P212">Passives</text:p>
          <text:list>
            <text:list-item>
              <text:p text:style-name="P212">Enrage</text:p>
            </text:list-item>
          </text:list>
        </text:list-item>
      </text:list>
      <text:list xml:id="list3959263050469086007" text:style-name="L183">
        <text:list-item>
          <text:p text:style-name="P213">Skeleton Warrior</text:p>
          <text:list>
            <text:list-item>
              <text:p text:style-name="P213"><text:soft-page-break/>Abilities</text:p>
              <text:list>
                <text:list-item>
                  <text:p text:style-name="P213">Move, Strike, Guard, Inspire</text:p>
                </text:list-item>
              </text:list>
            </text:list-item>
          </text:list>
        </text:list-item>
      </text:list>
      <text:list xml:id="list1880417841120260355" text:style-name="L184">
        <text:list-item>
          <text:p text:style-name="P214">Passives</text:p>
          <text:list>
            <text:list-item>
              <text:p text:style-name="P214">Thorns</text:p>
            </text:list-item>
          </text:list>
        </text:list-item>
      </text:list>
      <text:list xml:id="list8125019142016923118"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8361911353974963739"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3030082748595279757"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Undead</text:p>
                </text:list-item>
                <text:list-item>
                  <text:p text:style-name="P217">Volatile</text:p>
                </text:list-item>
              </text:list>
            </text:list-item>
          </text:list>
        </text:list-item>
      </text:list>
      <text:list xml:id="list3050091467281091978" text:style-name="L188">
        <text:list-item>
          <text:p text:style-name="P218"><text:soft-page-break/>Vampire</text:p>
          <text:list>
            <text:list-item>
              <text:p text:style-name="P218">Abilities</text:p>
              <text:list>
                <text:list-item>
                  <text:p text:style-name="P218">Move, Strike, Dash, Twin Strike </text:p>
                </text:list-item>
              </text:list>
            </text:list-item>
          </text:list>
        </text:list-item>
      </text:list>
      <text:list xml:id="list1031541370238243787" text:style-name="L189">
        <text:list-item>
          <text:p text:style-name="P219">Passives</text:p>
          <text:list>
            <text:list-item>
              <text:p text:style-name="P219">Life Steal</text:p>
            </text:list-item>
          </text:list>
        </text:list-item>
      </text:list>
      <text:list xml:id="list5858163899610049494"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381044578077660991" text:style-name="L191">
        <text:list-item>
          <text:p text:style-name="P221">Passives</text:p>
          <text:list>
            <text:list-item>
              <text:p text:style-name="P221">Unhygienic</text:p>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9T13:51:35.33</dc:date>
    <dc:creator>will black</dc:creator>
    <meta:editing-duration>P19DT1H53M19S</meta:editing-duration>
    <meta:editing-cycles>248</meta:editing-cycles>
    <meta:generator>OpenOffice/4.1.6$Win32 OpenOffice.org_project/416m1$Build-9790</meta:generator>
    <meta:document-statistic meta:table-count="7" meta:image-count="0" meta:object-count="0" meta:page-count="56" meta:paragraph-count="1618" meta:word-count="12745" meta:character-count="67636"/>
  </office:meta>
</office:document-meta>
</file>